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25-10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24-10-3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24-0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22-10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21-10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20-10-2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19-10-0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18-10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17-10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16-10-1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14-10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11-11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9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8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8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6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6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6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6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6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6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7108</text:p>
          </table:table-cell>
          <table:table-cell office:value-type="string" calcext:value-type="string">
            <text:p>City of Rising Star</text:p>
          </table:table-cell>
          <table:table-cell office:value-type="string" calcext:value-type="string">
            <text:p>196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" meta:object-count="0"/>
    <meta:user-defined meta:name="AppVersion">3.0</meta:user-defined>
  </office:meta>
</office:document-meta>
</file>